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26B9D837F882926322B.png" manifest:media-type="image/png"/>
  <manifest:file-entry manifest:full-path="Pictures/10000000000000C100000105F5EECE33DD2429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draw:marker-start-width="0.275cm" draw:marker-end-width="0.275cm" draw:fill="solid" draw:fill-color="#00ccff" draw:textarea-horizontal-align="justify" draw:textarea-vertical-align="middle" draw:auto-grow-height="false" fo:padding-top="0.15cm" fo:padding-bottom="0.15cm" fo:padding-left="0.275cm" fo:padding-right="0.275cm" fo:wrap-option="wrap"/>
      <style:paragraph-properties style:writing-mode="lr-tb"/>
    </style:style>
    <style:style style:name="gr3" style:family="graphic" style:parent-style-name="standard">
      <style:graphic-properties svg:stroke-width="0.05cm" svg:stroke-color="#000000" draw:marker-start-width="0.275cm" draw:marker-end-width="0.275cm" draw:fill="solid" draw:fill-color="#ffcc00" draw:textarea-horizontal-align="justify" draw:textarea-vertical-align="middle" draw:auto-grow-height="false" fo:min-height="0cm" fo:min-width="0cm" fo:padding-top="0.15cm" fo:padding-bottom="0.15cm" fo:padding-left="0.275cm" fo:padding-right="0.275cm" fo:wrap-option="wrap"/>
      <style:paragraph-properties style:writing-mode="lr-tb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50%" fo:text-align="center"/>
    </style:style>
    <style:style style:name="P3" style:family="paragraph">
      <loext:graphic-properties draw:fill="solid" draw:fill-color="#00ccff"/>
      <style:paragraph-properties fo:line-height="150%" fo:text-align="center"/>
      <style:text-properties fo:font-size="22pt" style:font-size-asian="22pt" style:font-size-complex="22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cc00"/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style:text-position="33% 58%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5.105cm" svg:height="6.905cm" svg:x="18.4cm" svg:y="1.995cm">
          <draw:image xlink:href="Pictures/10000000000000C100000105F5EECE33DD24294C.png" xlink:type="simple" xlink:show="embed" xlink:actuate="onLoad" loext:mime-type="image/png">
            <text:p/>
          </draw:image>
        </draw:frame>
        <draw:custom-shape draw:style-name="gr2" draw:text-style-name="P3" draw:layer="layout" svg:width="16.4cm" svg:height="6cm" svg:x="8.6cm" svg:y="11cm">
          <text:p text:style-name="P2"><text:span text:style-name="T1">Portanto, um método </text:span><text:span text:style-name="T2">estático</text:span><text:span text:style-name="T1"> não pode acessar </text:span><text:span text:style-name="T2">atributos</text:span><text:span text:style-name="T1"> </text:span><text:span text:style-name="T2">não estáticos</text:span><text:span text:style-name="T1"> nem chamar </text:span><text:span text:style-name="T2">métodos não estáticos</text:span><text:span text:style-name="T1"> da classe</text:span><text:span text:style-name="T3">1</text:span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2.8cm" svg:height="4.4cm" svg:x="3.1cm" svg:y="0.2cm">
          <text:p text:style-name="P4"><text:span text:style-name="T1">Lembre-se, quando um método estático é chamado, pode não haver nenhum objeto da sua classe na memória.</text:span></text:p>
          <draw:enhanced-geometry svg:viewBox="0 0 21600 21600" draw:text-areas="800 800 20800 20800" draw:type="round-rectangular-callout" draw:modifiers="28280.2906022967 10463.80368098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4" draw:layer="layout" svg:width="6.514cm" svg:height="6.3cm" svg:x="0.886cm" svg:y="10.5cm">
          <draw:image xlink:href="Pictures/10000201000002800000026B9D837F882926322B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3cm" fo:page-height="17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5-24T02:42:33.565359026</meta:creation-date>
    <dc:date>2020-10-26T15:48:45.731262047</dc:date>
    <meta:editing-duration>PT3M32S</meta:editing-duration>
    <meta:editing-cycles>5</meta:editing-cycles>
    <meta:generator>LibreOffice/6.4.6.2$Linux_X86_64 LibreOffice_project/40$Build-2</meta:generator>
    <meta:document-statistic meta:object-count="4"/>
  </office:meta>
</office:document-meta>
</file>